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953in"/>
    </style:style>
    <style:style style:name="co2" style:family="table-column">
      <style:table-column-properties fo:break-before="auto" style:column-width="1.3445in"/>
    </style:style>
    <style:style style:name="co3" style:family="table-column">
      <style:table-column-properties fo:break-before="auto" style:column-width="1.8008in"/>
    </style:style>
    <style:style style:name="co4" style:family="table-column">
      <style:table-column-properties fo:break-before="auto" style:column-width="1.0693in"/>
    </style:style>
    <style:style style:name="co5" style:family="table-column">
      <style:table-column-properties fo:break-before="auto" style:column-width="1.1283in"/>
    </style:style>
    <style:style style:name="co6" style:family="table-column">
      <style:table-column-properties fo:break-before="auto" style:column-width="1.1201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578in"/>
    </style:style>
    <style:style style:name="co9" style:family="table-column">
      <style:table-column-properties fo:break-before="auto" style:column-width="2.3437in"/>
    </style:style>
    <style:style style:name="co10" style:family="table-column">
      <style:table-column-properties fo:break-before="auto" style:column-width="2.1717in"/>
    </style:style>
    <style:style style:name="co11" style:family="table-column">
      <style:table-column-properties fo:break-before="auto" style:column-width="1.611in"/>
    </style:style>
    <style:style style:name="co12" style:family="table-column">
      <style:table-column-properties fo:break-before="auto" style:column-width="1.5083in"/>
    </style:style>
    <style:style style:name="co13" style:family="table-column">
      <style:table-column-properties fo:break-before="auto" style:column-width="1.0425in"/>
    </style:style>
    <style:style style:name="co14" style:family="table-column">
      <style:table-column-properties fo:break-before="auto" style:column-width="1.0339in"/>
    </style:style>
    <style:style style:name="co15" style:family="table-column">
      <style:table-column-properties fo:break-before="auto" style:column-width="1.8362in"/>
    </style:style>
    <style:style style:name="co16" style:family="table-column">
      <style:table-column-properties fo:break-before="auto" style:column-width="1.7752in"/>
    </style:style>
    <style:style style:name="co17" style:family="table-column">
      <style:table-column-properties fo:break-before="auto" style:column-width="1.0598in"/>
    </style:style>
    <style:style style:name="co18" style:family="table-column">
      <style:table-column-properties fo:break-before="auto" style:column-width="1.3874in"/>
    </style:style>
    <style:style style:name="co19" style:family="table-column">
      <style:table-column-properties fo:break-before="auto" style:column-width="1.5693in"/>
    </style:style>
    <style:style style:name="co20" style:family="table-column">
      <style:table-column-properties fo:break-before="auto" style:column-width="1.2409in"/>
    </style:style>
    <style:style style:name="co21" style:family="table-column">
      <style:table-column-properties fo:break-before="auto" style:column-width="1.7244in"/>
    </style:style>
    <style:style style:name="co22" style:family="table-column">
      <style:table-column-properties fo:break-before="auto" style:column-width="1.3272in"/>
    </style:style>
    <style:style style:name="co23" style:family="table-column">
      <style:table-column-properties fo:break-before="auto" style:column-width="1.3783in"/>
    </style:style>
    <style:style style:name="co24" style:family="table-column">
      <style:table-column-properties fo:break-before="auto" style:column-width="0.922in"/>
    </style:style>
    <style:style style:name="co25" style:family="table-column">
      <style:table-column-properties fo:break-before="auto" style:column-width="1.2764in"/>
    </style:style>
    <style:style style:name="co26" style:family="table-column">
      <style:table-column-properties fo:break-before="auto" style:column-width="1.5772in"/>
    </style:style>
    <style:style style:name="co27" style:family="table-column">
      <style:table-column-properties fo:break-before="auto" style:column-width="0.8098in"/>
    </style:style>
    <style:style style:name="co28" style:family="table-column">
      <style:table-column-properties fo:break-before="auto" style:column-width="0.7154in"/>
    </style:style>
    <style:style style:name="co29" style:family="table-column">
      <style:table-column-properties fo:break-before="auto" style:column-width="1.43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number-columns-repeated="1011" table:default-cell-style-name="Default"/>
        <table:table-row table:style-name="ro1">
          <table:table-cell table:style-name="ce1" office:value-type="string" calcext:value-type="string">
            <text:p>flight</text:p>
          </table:table-cell>
          <table:table-cell table:style-name="ce1" office:value-type="string" calcext:value-type="string">
            <text:p>climb angle</text:p>
          </table:table-cell>
          <table:table-cell table:style-name="ce1" office:value-type="string" calcext:value-type="string">
            <text:p>climb vertical speed</text:p>
          </table:table-cell>
          <table:table-cell table:style-name="ce1" office:value-type="string" calcext:value-type="string">
            <text:p>climb air speed</text:p>
          </table:table-cell>
          <table:table-cell table:style-name="ce1" office:value-type="string" calcext:value-type="string">
            <text:p>climb current</text:p>
          </table:table-cell>
          <table:table-cell table:style-name="ce1" office:value-type="string" calcext:value-type="string">
            <text:p>pitch tracking</text:p>
          </table:table-cell>
          <table:table-cell table:style-name="ce1" table:number-columns-repeated="2"/>
          <table:table-cell table:style-name="ce1" office:value-type="string" calcext:value-type="string">
            <text:p>land approach angle</text:p>
          </table:table-cell>
          <table:table-cell table:style-name="ce2" office:value-type="string" calcext:value-type="string">
            <text:p>vertical speed</text:p>
          </table:table-cell>
          <table:table-cell office:value-type="string" calcext:value-type="string">
            <text:p>land approach airspeed</text:p>
          </table:table-cell>
          <table:table-cell table:style-name="ce1" office:value-type="string" calcext:value-type="string">
            <text:p>before land wp ground offset</text:p>
          </table:table-cell>
          <table:table-cell table:style-name="ce1" office:value-type="string" calcext:value-type="string">
            <text:p>alt error on ground</text:p>
          </table:table-cell>
          <table:table-cell table:style-name="ce1" office:value-type="string" calcext:value-type="string">
            <text:p>reached land wp?</text:p>
          </table:table-cell>
          <table:table-cell table:style-name="ce1" table:number-columns-repeated="1010"/>
        </table:table-row>
        <table:table-row table:style-name="ro2">
          <table:table-cell office:value-type="string" calcext:value-type="string">
            <text:p>11-11-14 vallejo 5<text:span text:style-name="T1">th</text:span> land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15-1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1"/>
        </table:table-row>
      </table:table>
      <table:table table:name="land approach calculations" table:style-name="ta1"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with offset</text:p>
          </table:table-cell>
          <table:table-cell table:number-columns-repeated="10"/>
          <table:table-cell office:value-type="string" calcext:value-type="string">
            <text:p>degree to rad</text:p>
          </table:table-cell>
        </table:table-row>
        <table:table-row table:style-name="ro1">
          <table:table-cell office:value-type="string" calcext:value-type="string">
            <text:p>offset</text:p>
          </table:table-cell>
          <table:table-cell office:value-type="string" calcext:value-type="string">
            <text:p>approach angle</text:p>
          </table:table-cell>
          <table:table-cell office:value-type="string" calcext:value-type="string">
            <text:p>land pitch angle</text:p>
          </table:table-cell>
          <table:table-cell office:value-type="string" calcext:value-type="string">
            <text:p>wp radius</text:p>
          </table:table-cell>
          <table:table-cell office:value-type="string" calcext:value-type="string">
            <text:p>offset from ground distance</text:p>
          </table:table-cell>
          <table:table-cell table:number-columns-repeated="2"/>
          <table:table-cell office:value-type="string" calcext:value-type="string">
            <text:p>flare altitude</text:p>
          </table:table-cell>
          <table:table-cell office:value-type="string" calcext:value-type="string">
            <text:p>distance after flare</text:p>
          </table:table-cell>
          <table:table-cell office:value-type="string" calcext:value-type="string">
            <text:p>distance after offset wp</text:p>
          </table:table-cell>
          <table:table-cell office:value-type="string" calcext:value-type="string">
            <text:p>estimated</text:p>
          </table:table-cell>
          <table:table-cell table:formula="of:=3.14/180" office:value-type="float" office:value="0.0174444444444444" calcext:value-type="float">
            <text:p>0.01744444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formula="of:=[.A3]/TAN([.B3]*[.$L$2])" office:value-type="float" office:value="0" calcext:value-type="float">
            <text:p>0</text:p>
          </table:table-cell>
          <table:table-cell table:number-columns-repeated="2"/>
          <table:table-cell table:formula="of:=TAN([.B3]*[.$L$2])*([.D3]+[.E3])" office:value-type="float" office:value="7.0494300161343" calcext:value-type="float">
            <text:p>7.0494300161</text:p>
          </table:table-cell>
          <table:table-cell table:formula="of:=[.H3]/TAN([.C3]*[.$L$2])" office:value-type="float" office:value="134.579488535473" calcext:value-type="float">
            <text:p>134.5794885355</text:p>
          </table:table-cell>
          <table:table-cell table:formula="of:=[.I3]-[.D3]" office:value-type="float" office:value="94.579488535473" calcext:value-type="float">
            <text:p>94.5794885355</text:p>
          </table:table-cell>
          <table:table-cell table:formula="of:=[.J3]-50" office:value-type="float" office:value="44.579488535473" calcext:value-type="float">
            <text:p>44.579488535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formula="of:=[.A4]/TAN([.B4]*[.$L$2])" office:value-type="float" office:value="5.67421761879336" calcext:value-type="float">
            <text:p>5.6742176188</text:p>
          </table:table-cell>
          <table:table-cell table:number-columns-repeated="2"/>
          <table:table-cell table:formula="of:=TAN([.B4]*[.$L$2])*([.D4]+[.E4])" office:value-type="float" office:value="8.0494300161343" calcext:value-type="float">
            <text:p>8.0494300161</text:p>
          </table:table-cell>
          <table:table-cell table:formula="of:=[.H4]/TAN([.C4]*[.$L$2])" office:value-type="float" office:value="153.670321159877" calcext:value-type="float">
            <text:p>153.6703211599</text:p>
          </table:table-cell>
          <table:table-cell table:formula="of:=[.I4]-[.D4]" office:value-type="float" office:value="113.670321159877" calcext:value-type="float">
            <text:p>113.6703211599</text:p>
          </table:table-cell>
          <table:table-cell table:formula="of:=[.J4]-50" office:value-type="float" office:value="63.6703211598774" calcext:value-type="float">
            <text:p>63.670321159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formula="of:=[.A5]/TAN([.B5]*[.$L$2])" office:value-type="float" office:value="11.3484352375867" calcext:value-type="float">
            <text:p>11.3484352376</text:p>
          </table:table-cell>
          <table:table-cell table:number-columns-repeated="2"/>
          <table:table-cell table:formula="of:=TAN([.B5]*[.$L$2])*([.D5]+[.E5])" office:value-type="float" office:value="9.0494300161343" calcext:value-type="float">
            <text:p>9.0494300161</text:p>
          </table:table-cell>
          <table:table-cell table:formula="of:=[.H5]/TAN([.C5]*[.$L$2])" office:value-type="float" office:value="172.761153784282" calcext:value-type="float">
            <text:p>172.7611537843</text:p>
          </table:table-cell>
          <table:table-cell table:formula="of:=[.I5]-[.D5]" office:value-type="float" office:value="132.761153784282" calcext:value-type="float">
            <text:p>132.7611537843</text:p>
          </table:table-cell>
          <table:table-cell table:formula="of:=[.J5]-50" office:value-type="float" office:value="82.7611537842819" calcext:value-type="float">
            <text:p>82.761153784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formula="of:=[.A6]/TAN([.B6]*[.$L$2])" office:value-type="float" office:value="17.0226528563801" calcext:value-type="float">
            <text:p>17.0226528564</text:p>
          </table:table-cell>
          <table:table-cell table:number-columns-repeated="2"/>
          <table:table-cell table:formula="of:=TAN([.B6]*[.$L$2])*([.D6]+[.E6])" office:value-type="float" office:value="10.0494300161343" calcext:value-type="float">
            <text:p>10.0494300161</text:p>
          </table:table-cell>
          <table:table-cell table:formula="of:=[.H6]/TAN([.C6]*[.$L$2])" office:value-type="float" office:value="191.851986408686" calcext:value-type="float">
            <text:p>191.8519864087</text:p>
          </table:table-cell>
          <table:table-cell table:formula="of:=[.I6]-[.D6]" office:value-type="float" office:value="151.851986408686" calcext:value-type="float">
            <text:p>151.8519864087</text:p>
          </table:table-cell>
          <table:table-cell table:formula="of:=[.J6]-50" office:value-type="float" office:value="101.851986408686" calcext:value-type="float">
            <text:p>101.851986408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formula="of:=[.A7]/TAN([.B7]*[.$L$2])" office:value-type="float" office:value="22.6968704751734" calcext:value-type="float">
            <text:p>22.6968704752</text:p>
          </table:table-cell>
          <table:table-cell table:number-columns-repeated="2"/>
          <table:table-cell table:formula="of:=TAN([.B7]*[.$L$2])*([.D7]+[.E7])" office:value-type="float" office:value="11.0494300161343" calcext:value-type="float">
            <text:p>11.0494300161</text:p>
          </table:table-cell>
          <table:table-cell table:formula="of:=[.H7]/TAN([.C7]*[.$L$2])" office:value-type="float" office:value="210.942819033091" calcext:value-type="float">
            <text:p>210.9428190331</text:p>
          </table:table-cell>
          <table:table-cell table:formula="of:=[.I7]-[.D7]" office:value-type="float" office:value="170.942819033091" calcext:value-type="float">
            <text:p>170.9428190331</text:p>
          </table:table-cell>
          <table:table-cell table:formula="of:=[.J7]-50" office:value-type="float" office:value="120.942819033091" calcext:value-type="float">
            <text:p>120.942819033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formula="of:=[.A8]/TAN([.B8]*[.$L$2])" office:value-type="float" office:value="28.3710880939668" calcext:value-type="float">
            <text:p>28.371088094</text:p>
          </table:table-cell>
          <table:table-cell table:number-columns-repeated="2"/>
          <table:table-cell table:formula="of:=TAN([.B8]*[.$L$2])*([.D8]+[.E8])" office:value-type="float" office:value="12.0494300161343" calcext:value-type="float">
            <text:p>12.0494300161</text:p>
          </table:table-cell>
          <table:table-cell table:formula="of:=[.H8]/TAN([.C8]*[.$L$2])" office:value-type="float" office:value="230.033651657495" calcext:value-type="float">
            <text:p>230.0336516575</text:p>
          </table:table-cell>
          <table:table-cell table:formula="of:=[.I8]-[.D8]" office:value-type="float" office:value="190.033651657495" calcext:value-type="float">
            <text:p>190.0336516575</text:p>
          </table:table-cell>
          <table:table-cell table:formula="of:=[.J8]-50" office:value-type="float" office:value="140.033651657495" calcext:value-type="float">
            <text:p>140.033651657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formula="of:=[.A9]/TAN([.B9]*[.$L$2])" office:value-type="float" office:value="34.0453057127602" calcext:value-type="float">
            <text:p>34.0453057128</text:p>
          </table:table-cell>
          <table:table-cell table:number-columns-repeated="2"/>
          <table:table-cell table:formula="of:=TAN([.B9]*[.$L$2])*([.D9]+[.E9])" office:value-type="float" office:value="13.0494300161343" calcext:value-type="float">
            <text:p>13.0494300161</text:p>
          </table:table-cell>
          <table:table-cell table:formula="of:=[.H9]/TAN([.C9]*[.$L$2])" office:value-type="float" office:value="249.1244842819" calcext:value-type="float">
            <text:p>249.1244842819</text:p>
          </table:table-cell>
          <table:table-cell table:formula="of:=[.I9]-[.D9]" office:value-type="float" office:value="209.1244842819" calcext:value-type="float">
            <text:p>209.1244842819</text:p>
          </table:table-cell>
          <table:table-cell table:formula="of:=[.J9]-50" office:value-type="float" office:value="159.1244842819" calcext:value-type="float">
            <text:p>159.124484281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formula="of:=[.A10]/TAN([.B10]*[.$L$2])" office:value-type="float" office:value="39.7195233315535" calcext:value-type="float">
            <text:p>39.7195233316</text:p>
          </table:table-cell>
          <table:table-cell table:number-columns-repeated="2"/>
          <table:table-cell table:formula="of:=TAN([.B10]*[.$L$2])*([.D10]+[.E10])" office:value-type="float" office:value="14.0494300161343" calcext:value-type="float">
            <text:p>14.0494300161</text:p>
          </table:table-cell>
          <table:table-cell table:formula="of:=[.H10]/TAN([.C10]*[.$L$2])" office:value-type="float" office:value="268.215316906304" calcext:value-type="float">
            <text:p>268.2153169063</text:p>
          </table:table-cell>
          <table:table-cell table:formula="of:=[.I10]-[.D10]" office:value-type="float" office:value="228.215316906304" calcext:value-type="float">
            <text:p>228.2153169063</text:p>
          </table:table-cell>
          <table:table-cell table:formula="of:=[.J10]-50" office:value-type="float" office:value="178.215316906304" calcext:value-type="float">
            <text:p>178.215316906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formula="of:=[.A11]/TAN([.B11]*[.$L$2])" office:value-type="float" office:value="45.3937409503469" calcext:value-type="float">
            <text:p>45.3937409503</text:p>
          </table:table-cell>
          <table:table-cell table:number-columns-repeated="2"/>
          <table:table-cell table:formula="of:=TAN([.B11]*[.$L$2])*([.D11]+[.E11])" office:value-type="float" office:value="15.0494300161343" calcext:value-type="float">
            <text:p>15.0494300161</text:p>
          </table:table-cell>
          <table:table-cell table:formula="of:=[.H11]/TAN([.C11]*[.$L$2])" office:value-type="float" office:value="287.306149530709" calcext:value-type="float">
            <text:p>287.3061495307</text:p>
          </table:table-cell>
          <table:table-cell table:formula="of:=[.I11]-[.D11]" office:value-type="float" office:value="247.306149530709" calcext:value-type="float">
            <text:p>247.3061495307</text:p>
          </table:table-cell>
          <table:table-cell table:formula="of:=[.J11]-50" office:value-type="float" office:value="197.306149530709" calcext:value-type="float">
            <text:p>197.306149530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formula="of:=[.A12]/TAN([.B12]*[.$L$2])" office:value-type="float" office:value="51.0679585691402" calcext:value-type="float">
            <text:p>51.0679585691</text:p>
          </table:table-cell>
          <table:table-cell table:number-columns-repeated="2"/>
          <table:table-cell table:formula="of:=TAN([.B12]*[.$L$2])*([.D12]+[.E12])" office:value-type="float" office:value="16.0494300161343" calcext:value-type="float">
            <text:p>16.0494300161</text:p>
          </table:table-cell>
          <table:table-cell table:formula="of:=[.H12]/TAN([.C12]*[.$L$2])" office:value-type="float" office:value="306.396982155113" calcext:value-type="float">
            <text:p>306.3969821551</text:p>
          </table:table-cell>
          <table:table-cell table:formula="of:=[.I12]-[.D12]" office:value-type="float" office:value="266.396982155113" calcext:value-type="float">
            <text:p>266.3969821551</text:p>
          </table:table-cell>
          <table:table-cell table:formula="of:=[.J12]-50" office:value-type="float" office:value="216.396982155113" calcext:value-type="float">
            <text:p>216.3969821551</text:p>
          </table:table-cell>
          <table:table-cell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formula="of:=[.A13]/TAN([.B13]*[.$L$2])" office:value-type="float" office:value="56.7421761879336" calcext:value-type="float">
            <text:p>56.7421761879</text:p>
          </table:table-cell>
          <table:table-cell table:number-columns-repeated="2"/>
          <table:table-cell table:formula="of:=TAN([.B13]*[.$L$2])*([.D13]+[.E13])" office:value-type="float" office:value="17.0494300161343" calcext:value-type="float">
            <text:p>17.0494300161</text:p>
          </table:table-cell>
          <table:table-cell table:formula="of:=[.H13]/TAN([.C13]*[.$L$2])" office:value-type="float" office:value="325.487814779518" calcext:value-type="float">
            <text:p>325.4878147795</text:p>
          </table:table-cell>
          <table:table-cell table:formula="of:=[.I13]-[.D13]" office:value-type="float" office:value="285.487814779518" calcext:value-type="float">
            <text:p>285.4878147795</text:p>
          </table:table-cell>
          <table:table-cell table:formula="of:=[.J13]-50" office:value-type="float" office:value="235.487814779518" calcext:value-type="float">
            <text:p>235.487814779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formula="of:=[.A14]/TAN([.B14]*[.$L$2])" office:value-type="float" office:value="62.416393806727" calcext:value-type="float">
            <text:p>62.4163938067</text:p>
          </table:table-cell>
          <table:table-cell table:number-columns-repeated="2"/>
          <table:table-cell table:formula="of:=TAN([.B14]*[.$L$2])*([.D14]+[.E14])" office:value-type="float" office:value="18.0494300161343" calcext:value-type="float">
            <text:p>18.0494300161</text:p>
          </table:table-cell>
          <table:table-cell table:formula="of:=[.H14]/TAN([.C14]*[.$L$2])" office:value-type="float" office:value="344.578647403922" calcext:value-type="float">
            <text:p>344.5786474039</text:p>
          </table:table-cell>
          <table:table-cell table:formula="of:=[.I14]-[.D14]" office:value-type="float" office:value="304.578647403922" calcext:value-type="float">
            <text:p>304.5786474039</text:p>
          </table:table-cell>
          <table:table-cell table:formula="of:=[.J14]-50" office:value-type="float" office:value="254.578647403922" calcext:value-type="float">
            <text:p>254.5786474039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formula="of:=[.A15]/TAN([.B15]*[.$L$2])" office:value-type="float" office:value="68.0906114255203" calcext:value-type="float">
            <text:p>68.0906114255</text:p>
          </table:table-cell>
          <table:table-cell table:number-columns-repeated="2"/>
          <table:table-cell table:formula="of:=TAN([.B15]*[.$L$2])*([.D15]+[.E15])" office:value-type="float" office:value="19.0494300161343" calcext:value-type="float">
            <text:p>19.0494300161</text:p>
          </table:table-cell>
          <table:table-cell table:formula="of:=[.H15]/TAN([.C15]*[.$L$2])" office:value-type="float" office:value="363.669480028327" calcext:value-type="float">
            <text:p>363.6694800283</text:p>
          </table:table-cell>
          <table:table-cell table:formula="of:=[.I15]-[.D15]" office:value-type="float" office:value="323.669480028327" calcext:value-type="float">
            <text:p>323.6694800283</text:p>
          </table:table-cell>
          <table:table-cell table:formula="of:=[.J15]-50" office:value-type="float" office:value="273.669480028327" calcext:value-type="float">
            <text:p>273.669480028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formula="of:=[.A16]/TAN([.B16]*[.$L$2])" office:value-type="float" office:value="73.7648290443137" calcext:value-type="float">
            <text:p>73.7648290443</text:p>
          </table:table-cell>
          <table:table-cell table:number-columns-repeated="2"/>
          <table:table-cell table:formula="of:=TAN([.B16]*[.$L$2])*([.D16]+[.E16])" office:value-type="float" office:value="20.0494300161343" calcext:value-type="float">
            <text:p>20.0494300161</text:p>
          </table:table-cell>
          <table:table-cell table:formula="of:=[.H16]/TAN([.C16]*[.$L$2])" office:value-type="float" office:value="382.760312652731" calcext:value-type="float">
            <text:p>382.7603126527</text:p>
          </table:table-cell>
          <table:table-cell table:formula="of:=[.I16]-[.D16]" office:value-type="float" office:value="342.760312652731" calcext:value-type="float">
            <text:p>342.7603126527</text:p>
          </table:table-cell>
          <table:table-cell table:formula="of:=[.J16]-50" office:value-type="float" office:value="292.760312652731" calcext:value-type="float">
            <text:p>292.7603126527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formula="of:=[.A17]/TAN([.B17]*[.$L$2])" office:value-type="float" office:value="79.439046663107" calcext:value-type="float">
            <text:p>79.4390466631</text:p>
          </table:table-cell>
          <table:table-cell table:number-columns-repeated="2"/>
          <table:table-cell table:formula="of:=TAN([.B17]*[.$L$2])*([.D17]+[.E17])" office:value-type="float" office:value="21.0494300161343" calcext:value-type="float">
            <text:p>21.0494300161</text:p>
          </table:table-cell>
          <table:table-cell table:formula="of:=[.H17]/TAN([.C17]*[.$L$2])" office:value-type="float" office:value="401.851145277136" calcext:value-type="float">
            <text:p>401.8511452771</text:p>
          </table:table-cell>
          <table:table-cell table:formula="of:=[.I17]-[.D17]" office:value-type="float" office:value="361.851145277136" calcext:value-type="float">
            <text:p>361.8511452771</text:p>
          </table:table-cell>
          <table:table-cell table:formula="of:=[.J17]-50" office:value-type="float" office:value="311.851145277136" calcext:value-type="float">
            <text:p>311.851145277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formula="of:=[.A18]/TAN([.B18]*[.$L$2])" office:value-type="float" office:value="85.1132642819004" calcext:value-type="float">
            <text:p>85.1132642819</text:p>
          </table:table-cell>
          <table:table-cell table:number-columns-repeated="2"/>
          <table:table-cell table:formula="of:=TAN([.B18]*[.$L$2])*([.D18]+[.E18])" office:value-type="float" office:value="22.0494300161343" calcext:value-type="float">
            <text:p>22.0494300161</text:p>
          </table:table-cell>
          <table:table-cell table:formula="of:=[.H18]/TAN([.C18]*[.$L$2])" office:value-type="float" office:value="420.94197790154" calcext:value-type="float">
            <text:p>420.9419779015</text:p>
          </table:table-cell>
          <table:table-cell table:formula="of:=[.I18]-[.D18]" office:value-type="float" office:value="380.94197790154" calcext:value-type="float">
            <text:p>380.9419779015</text:p>
          </table:table-cell>
          <table:table-cell table:formula="of:=[.J18]-50" office:value-type="float" office:value="330.94197790154" calcext:value-type="float">
            <text:p>330.9419779015</text:p>
          </table:table-cell>
          <table:table-cell/>
        </table:table-row>
        <table:table-row table:style-name="ro1" table:number-rows-repeated="4">
          <table:table-cell table:number-columns-repeated="12"/>
        </table:table-row>
        <table:table-row table:style-name="ro1">
          <table:table-cell office:value-type="string" calcext:value-type="string">
            <text:p>without offse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pproach angle</text:p>
          </table:table-cell>
          <table:table-cell office:value-type="string" calcext:value-type="string">
            <text:p>land pitch angle</text:p>
          </table:table-cell>
          <table:table-cell office:value-type="string" calcext:value-type="string">
            <text:p>flare alt</text:p>
          </table:table-cell>
          <table:table-cell/>
          <table:table-cell office:value-type="string" calcext:value-type="string">
            <text:p>flare to land wp distance</text:p>
          </table:table-cell>
          <table:table-cell office:value-type="string" calcext:value-type="string">
            <text:p>land wp to final land distance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C25]/TAN([.A25]*[.$L$2])" office:value-type="float" office:value="22.6968704751734" calcext:value-type="float">
            <text:p>22.6968704752</text:p>
          </table:table-cell>
          <table:table-cell table:formula="of:=[.C25]/TAN([.B25]*[.$L$2])" office:value-type="float" office:value="76.363330497618" calcext:value-type="float">
            <text:p>76.3633304976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C26]/TAN([.A26]*[.$L$2])" office:value-type="float" office:value="28.3710880939668" calcext:value-type="float">
            <text:p>28.371088094</text:p>
          </table:table-cell>
          <table:table-cell table:formula="of:=[.C26]/TAN([.B26]*[.$L$2])" office:value-type="float" office:value="95.4541631220224" calcext:value-type="float">
            <text:p>95.454163122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formula="of:=[.C27]/TAN([.A27]*[.$L$2])" office:value-type="float" office:value="34.0453057127602" calcext:value-type="float">
            <text:p>34.0453057128</text:p>
          </table:table-cell>
          <table:table-cell table:formula="of:=[.C27]/TAN([.B27]*[.$L$2])" office:value-type="float" office:value="114.544995746427" calcext:value-type="float">
            <text:p>114.5449957464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table:formula="of:=[.C28]/TAN([.A28]*[.$L$2])" office:value-type="float" office:value="39.7195233315535" calcext:value-type="float">
            <text:p>39.7195233316</text:p>
          </table:table-cell>
          <table:table-cell table:formula="of:=[.C28]/TAN([.B28]*[.$L$2])" office:value-type="float" office:value="133.635828370831" calcext:value-type="float">
            <text:p>133.6358283708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table:formula="of:=[.C29]/TAN([.A29]*[.$L$2])" office:value-type="float" office:value="45.3937409503469" calcext:value-type="float">
            <text:p>45.3937409503</text:p>
          </table:table-cell>
          <table:table-cell table:formula="of:=[.C29]/TAN([.B29]*[.$L$2])" office:value-type="float" office:value="152.726660995236" calcext:value-type="float">
            <text:p>152.7266609952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table:formula="of:=[.C30]/TAN([.A30]*[.$L$2])" office:value-type="float" office:value="51.0679585691402" calcext:value-type="float">
            <text:p>51.0679585691</text:p>
          </table:table-cell>
          <table:table-cell table:formula="of:=[.C30]/TAN([.B30]*[.$L$2])" office:value-type="float" office:value="171.81749361964" calcext:value-type="float">
            <text:p>171.8174936196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C31]/TAN([.A31]*[.$L$2])" office:value-type="float" office:value="56.7421761879336" calcext:value-type="float">
            <text:p>56.7421761879</text:p>
          </table:table-cell>
          <table:table-cell table:formula="of:=[.C31]/TAN([.B31]*[.$L$2])" office:value-type="float" office:value="190.908326244045" calcext:value-type="float">
            <text:p>190.908326244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C32]/TAN([.A32]*[.$L$2])" office:value-type="float" office:value="62.416393806727" calcext:value-type="float">
            <text:p>62.4163938067</text:p>
          </table:table-cell>
          <table:table-cell table:formula="of:=[.C32]/TAN([.B32]*[.$L$2])" office:value-type="float" office:value="209.999158868449" calcext:value-type="float">
            <text:p>209.9991588685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C33]/TAN([.A33]*[.$L$2])" office:value-type="float" office:value="68.0906114255203" calcext:value-type="float">
            <text:p>68.0906114255</text:p>
          </table:table-cell>
          <table:table-cell table:formula="of:=[.C33]/TAN([.B33]*[.$L$2])" office:value-type="float" office:value="229.089991492854" calcext:value-type="float">
            <text:p>229.0899914929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C34]/TAN([.A34]*[.$L$2])" office:value-type="float" office:value="73.7648290443137" calcext:value-type="float">
            <text:p>73.7648290443</text:p>
          </table:table-cell>
          <table:table-cell table:formula="of:=[.C34]/TAN([.B34]*[.$L$2])" office:value-type="float" office:value="248.180824117258" calcext:value-type="float">
            <text:p>248.1808241173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C35]/TAN([.A35]*[.$L$2])" office:value-type="float" office:value="79.439046663107" calcext:value-type="float">
            <text:p>79.4390466631</text:p>
          </table:table-cell>
          <table:table-cell table:formula="of:=[.C35]/TAN([.B35]*[.$L$2])" office:value-type="float" office:value="267.271656741663" calcext:value-type="float">
            <text:p>267.2716567417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C36]/TAN([.A36]*[.$L$2])" office:value-type="float" office:value="85.1132642819004" calcext:value-type="float">
            <text:p>85.1132642819</text:p>
          </table:table-cell>
          <table:table-cell table:formula="of:=[.C36]/TAN([.B36]*[.$L$2])" office:value-type="float" office:value="286.362489366067" calcext:value-type="float">
            <text:p>286.3624893661</text:p>
          </table:table-cell>
          <table:table-cell table:number-columns-repeated="6"/>
        </table:table-row>
      </table:table>
      <table:table table:name="land pattern analysis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1" table:default-cell-style-name="Default"/>
        <table:table-column table:style-name="co26" table:default-cell-style-name="Default"/>
        <table:table-column table:style-name="co7" table:default-cell-style-name="Default"/>
        <table:table-column table:style-name="co27" table:default-cell-style-name="Default"/>
        <table:table-column table:style-name="co7" table:default-cell-style-name="Default"/>
        <table:table-column table:style-name="co28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29" table:default-cell-style-name="Default"/>
        <table:table-column table:style-name="co7" table:number-columns-repeated="3" table:default-cell-style-name="Default"/>
        <table:table-row table:style-name="ro1">
          <table:table-cell/>
          <table:table-cell office:value-type="string" calcext:value-type="string">
            <text:p>climb pitch set</text:p>
          </table:table-cell>
          <table:table-cell office:value-type="string" calcext:value-type="string">
            <text:p>climb angle</text:p>
          </table:table-cell>
          <table:table-cell office:value-type="string" calcext:value-type="string">
            <text:p>Climb vertical speed</text:p>
          </table:table-cell>
          <table:table-cell/>
          <table:table-cell office:value-type="string" calcext:value-type="string">
            <text:p>approach distance</text:p>
          </table:table-cell>
          <table:table-cell office:value-type="string" calcext:value-type="string">
            <text:p>approach alt error [m]</text:p>
          </table:table-cell>
          <table:table-cell office:value-type="string" calcext:value-type="string">
            <text:p>approach vertical speed</text:p>
          </table:table-cell>
          <table:table-cell office:value-type="string" calcext:value-type="string">
            <text:p>flare distance</text:p>
          </table:table-cell>
          <table:table-cell office:value-type="string" calcext:value-type="string">
            <text:p>flare nav alt from log</text:p>
          </table:table-cell>
          <table:table-cell office:value-type="string" calcext:value-type="string">
            <text:p>time triggered</text:p>
          </table:table-cell>
          <table:table-cell office:value-type="string" calcext:value-type="string">
            <text:p>flare angle</text:p>
          </table:table-cell>
          <table:table-cell office:value-type="string" calcext:value-type="string">
            <text:p>overshoot from land pt</text:p>
          </table:table-cell>
          <table:table-cell office:value-type="string" calcext:value-type="string">
            <text:p>land ground offset</text:p>
          </table:table-cell>
          <table:table-cell/>
          <table:table-cell office:value-type="string" calcext:value-type="string">
            <text:p>flare nav alt calculated</text:p>
          </table:table-cell>
          <table:table-cell table:number-columns-repeated="2"/>
          <table:table-cell office:value-type="string" calcext:value-type="string">
            <text:p>degree to ra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61" calcext:value-type="float">
            <text:p>561</text:p>
          </table:table-cell>
          <table:table-cell office:value-type="string" calcext:value-type="string">
            <text:p>18 near landing, value grows from 10</text:p>
          </table:table-cell>
          <table:table-cell office:value-type="float" office:value="-2.5" calcext:value-type="float">
            <text:p>-2.5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204" calcext:value-type="float">
            <text:p>204</text:p>
          </table:table-cell>
          <table:table-cell office:value-type="float" office:value="6.78" calcext:value-type="float">
            <text:p>6.78</text:p>
          </table:table-cell>
          <table:table-cell/>
          <table:table-cell table:formula="of:=TAN(ABS([.L2])*[.$S$2])*[.M2]" office:value-type="float" office:value="10.6857570863211" calcext:value-type="float">
            <text:p>10.6857570863</text:p>
          </table:table-cell>
          <table:table-cell table:number-columns-repeated="2"/>
          <table:table-cell table:formula="of:=3.14/180" office:value-type="float" office:value="0.0174444444444444" calcext:value-type="float">
            <text:p>0.017444444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  <table:table-cell office:value-type="float" office:value="561" calcext:value-type="float">
            <text:p>561</text:p>
          </table:table-cell>
          <table:table-cell office:value-type="string" calcext:value-type="string">
            <text:p>18 near landing, value grows from 1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203" calcext:value-type="float">
            <text:p>203</text:p>
          </table:table-cell>
          <table:table-cell office:value-type="float" office:value="7" calcext:value-type="float">
            <text:p>7</text:p>
          </table:table-cell>
          <table:table-cell/>
          <table:table-cell table:formula="of:=TAN(ABS([.L3])*[.$S$2])*[.M3]" office:value-type="float" office:value="10.6333759241332" calcext:value-type="float">
            <text:p>10.6333759241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561" calcext:value-type="float">
            <text:p>56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200" calcext:value-type="float">
            <text:p>200</text:p>
          </table:table-cell>
          <table:table-cell office:value-type="float" office:value="5.83" calcext:value-type="float">
            <text:p>5.83</text:p>
          </table:table-cell>
          <table:table-cell/>
          <table:table-cell table:formula="of:=TAN(ABS([.L4])*[.$S$2])*[.M4]" office:value-type="float" office:value="10.4762324375697" calcext:value-type="float">
            <text:p>10.4762324376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142" calcext:value-type="float">
            <text:p>142</text:p>
          </table:table-cell>
          <table:table-cell office:value-type="float" office:value="8.3" calcext:value-type="float">
            <text:p>8.3</text:p>
          </table:table-cell>
          <table:table-cell/>
          <table:table-cell table:formula="of:=TAN(ABS([.L5])*[.$S$2])*[.M5]" office:value-type="float" office:value="7.43812503067448" calcext:value-type="float">
            <text:p>7.4381250307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123" calcext:value-type="float">
            <text:p>123</text:p>
          </table:table-cell>
          <table:table-cell office:value-type="float" office:value="6.72" calcext:value-type="float">
            <text:p>6.72</text:p>
          </table:table-cell>
          <table:table-cell/>
          <table:table-cell table:formula="of:=TAN(ABS([.L6])*[.$S$2])*[.M6]" office:value-type="float" office:value="6.44288294910536" calcext:value-type="float">
            <text:p>6.4428829491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162" calcext:value-type="float">
            <text:p>162</text:p>
          </table:table-cell>
          <table:table-cell office:value-type="float" office:value="7.57" calcext:value-type="float">
            <text:p>7.57</text:p>
          </table:table-cell>
          <table:table-cell/>
          <table:table-cell table:formula="of:=TAN(ABS([.L7])*[.$S$2])*[.M7]" office:value-type="float" office:value="8.48574827443145" calcext:value-type="float">
            <text:p>8.4857482744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151" calcext:value-type="float">
            <text:p>151</text:p>
          </table:table-cell>
          <table:table-cell office:value-type="float" office:value="8.52" calcext:value-type="float">
            <text:p>8.52</text:p>
          </table:table-cell>
          <table:table-cell/>
          <table:table-cell table:formula="of:=TAN(ABS([.L8])*[.$S$2])*[.M8]" office:value-type="float" office:value="7.90955549036512" calcext:value-type="float">
            <text:p>7.9095554904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199" calcext:value-type="float">
            <text:p>199</text:p>
          </table:table-cell>
          <table:table-cell office:value-type="float" office:value="5.92" calcext:value-type="float">
            <text:p>5.92</text:p>
          </table:table-cell>
          <table:table-cell/>
          <table:table-cell table:formula="of:=TAN(ABS([.L9])*[.$S$2])*[.M9]" office:value-type="float" office:value="10.4238512753818" calcext:value-type="float">
            <text:p>10.423851275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7">00/00/0000</text:date>, <text:time style:data-style-name="N2" text:time-value="10:05:32.52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3T12:08:08.834000000</meta:creation-date>
    <dc:date>2014-11-17T12:33:16.177000000</dc:date>
    <meta:editing-duration>PT42M50S</meta:editing-duration>
    <meta:editing-cycles>4</meta:editing-cycles>
    <meta:generator>LibreOffice/4.3.3.2$Windows_x86 LibreOffice_project/9bb7eadab57b6755b1265afa86e04bf45fbfc644</meta:generator>
    <meta:document-statistic meta:table-count="3" meta:cell-count="332" meta:object-count="0"/>
  </office:meta>
</office:document-meta>
</file>